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fo:font-weight="bold" style:font-weight-asian="bold" style:font-weight-complex="bold"/>
    </style:style>
    <style:style style:name="P5" style:family="paragraph" style:parent-style-name="List_20_Paragraph" style:list-style-name="WWNum1">
      <style:text-properties fo:font-weight="bold" style:font-weight-asian="bold"/>
    </style:style>
    <style:style style:name="P6" style:family="paragraph" style:parent-style-name="List_20_Paragraph" style:list-style-name="WWNum4">
      <style:text-properties fo:font-weight="bold" style:font-weight-asian="bold"/>
    </style:style>
    <style:style style:name="P7" style:family="paragraph" style:parent-style-name="List_20_Paragraph" style:list-style-name="WWNum3"/>
    <style:style style:name="P8" style:family="paragraph" style:parent-style-name="List_20_Paragraph" style:list-style-name="WWNum3">
      <style:text-properties officeooo:paragraph-rsid="0012654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e sono le domande che abbiamo trovato fino ad ora per il quesito3.</text:p>
      <text:p text:style-name="P1"/>
      <text:p text:style-name="P1">Cercate altre domande e spunti da poter sviluppare.</text:p>
      <text:p text:style-name="Standard"><text:span text:style-name="T1">Scaricate questo file, aggiungete il vostro quesito </text:span><text:span text:style-name="T3">ENTRO STASERA</text:span><text:span text:style-name="T1"> e ricaricatelo su github inserendo nel commit un commento che mi faccia capire chi è l’ultimo ad aver caricato.</text:span></text:p>
      <text:p text:style-name="P1"/>
      <text:p text:style-name="P1">Se scegliete una di queste tematiche mettetela in grasseto e scrivetela accanto al vostro nome.</text:p>
      <text:p text:style-name="Standard"/>
      <text:list xml:id="list7066123752281993371" text:style-name="WWNum1">
        <text:list-item>
          <text:p text:style-name="P4">Perché passare al digitale?</text:p>
        </text:list-item>
        <text:list-item>
          <text:p text:style-name="P4">Cosa succede con la digitalizzazione in azienda? (aspetti sociali, nuovi posti di lavoro, retribuzioni, ore lavorative)</text:p>
        </text:list-item>
        <text:list-item>
          <text:p text:style-name="P5">Panorama utopico</text:p>
        </text:list-item>
        <text:list-item>
          <text:p text:style-name="P3">Posti di lavoro creati dalla tecnologia o dall’intelletto?</text:p>
        </text:list-item>
        <text:list-item>
          <text:p text:style-name="P3">Sicurezza informatizzata in ambito aziendale (pregi e difetti)</text:p>
        </text:list-item>
        <text:list-item>
          <text:p text:style-name="P4">Prima e dopo la rivoluzione industriale (situazione sociale e tecnologica)</text:p>
        </text:list-item>
        <text:list-item>
          <text:p text:style-name="P3"><text:bookmark text:name="_GoBack"/>Posti di lavoro informatizzati che dipendono ancora da lavoratori o dalle macchine?</text:p>
        </text:list-item>
        <text:list-item>
          <text:p text:style-name="P4">Quali sono i posti minacciati dal progresso tecnologico?</text:p>
        </text:list-item>
      </text:list>
      <text:p text:style-name="Standard"/>
      <text:p text:style-name="Standard"/>
      <text:p text:style-name="Standard"/>
      <text:p text:style-name="Standard">Scelte:</text:p>
      <text:p text:style-name="Standard"/>
      <text:list xml:id="list4377231430956160927" text:style-name="WWNum3">
        <text:list-item>
          <text:p text:style-name="P7">Yano:<text:span text:style-name="T2">Prima e dopo la rivoluzione industriale (situazione sociale e tecnologica)</text:span></text:p>
        </text:list-item>
        <text:list-item>
          <text:p text:style-name="P7">Gigi</text:p>
        </text:list-item>
        <text:list-item>
          <text:p text:style-name="P7">Jova: <text:span text:style-name="T2">Panorama</text:span><text:span text:style-name="T1"> utopico</text:span></text:p>
        </text:list-item>
        <text:list-item>
          <text:p text:style-name="P7">Omi: <text:span text:style-name="T2">Cosa succede con la digitalizzazione in azienda? (aspetti sociali, nuovi posti di lavoro, retribuzioni, ore lavorative)</text:span></text:p>
        </text:list-item>
        <text:list-item>
          <text:p text:style-name="P7">Sgalla<text:span text:style-name="T2"> Perché passare al digitale?</text:span></text:p>
        </text:list-item>
        <text:list-item>
          <text:p text:style-name="P8">Argio <text:span text:style-name="T2">Quali sono i posti minacciati dal progresso tecnologico?</text:span></text:p>
        </text:list-item>
        <text:list-item>
          <text:p text:style-name="P7">Fabietto</text:p>
        </text:list-item>
      </text:list>
      <text:p text:style-name="Standard"/>
      <text:p text:style-name="Standard"/>
      <text:p text:style-name="P1">Una volta scelta la tematica, creare:</text:p>
      <text:list xml:id="list6845411523729815557" text:style-name="WWNum4">
        <text:list-item>
          <text:p text:style-name="P6">un file di testo .doc con la teoria e le argomentazioni (in modo discorsivo) del tema scelto </text:p>
        </text:list-item>
        <text:list-item>
          <text:p text:style-name="P6">un file powerpoint nel quale (minimo 4 slide) svilupperete la temati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it" fo:country="IT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Carta</meta:initial-creator>
    <meta:editing-cycles>11</meta:editing-cycles>
    <meta:creation-date>2016-03-23T12:01:00</meta:creation-date>
    <dc:date>2016-03-23T18:01:27.979911762</dc:date>
    <meta:editing-duration>PT45M24S</meta:editing-duration>
    <meta:generator>LibreOffice/4.3.3.2$Linux_X86_64 LibreOffice_project/430m0$Build-2</meta:generator>
    <meta:document-statistic meta:table-count="0" meta:image-count="0" meta:object-count="0" meta:page-count="1" meta:paragraph-count="23" meta:word-count="230" meta:character-count="1446" meta:non-whitespace-character-count="1255"/>
    <meta:user-defined meta:name="AppVersion">14.0000</meta:user-defined>
    <meta:user-defined meta:name="Company">yan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